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start" style:justify-single-word="false"/>
      <style:text-properties fo:font-size="12pt" fo:font-weight="normal" officeooo:rsid="001131ec" officeooo:paragraph-rsid="001131ec"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12d029" officeooo:paragraph-rsid="0012d02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2d029"/>
    </style:style>
    <style:style style:name="P4" style:family="paragraph" style:parent-style-name="Standard">
      <style:paragraph-properties fo:text-align="start" style:justify-single-word="false"/>
      <style:text-properties fo:font-size="12pt" fo:font-weight="bold" officeooo:rsid="0012d029" officeooo:paragraph-rsid="0012d029" style:font-size-asian="10.5pt" style:font-weight-asian="bold" style:font-size-complex="12pt" style:font-weight-complex="bold"/>
    </style:style>
    <style:style style:name="P5" style:family="paragraph" style:parent-style-name="Standard">
      <style:paragraph-properties fo:text-align="start" style:justify-single-word="false"/>
      <style:text-properties officeooo:paragraph-rsid="001131ec"/>
    </style:style>
    <style:style style:name="P6" style:family="paragraph" style:parent-style-name="Standard">
      <style:paragraph-properties fo:text-align="start" style:justify-single-word="false"/>
      <style:text-properties fo:font-variant="normal" fo:text-transform="none" fo:color="#d1d5db" loext:opacity="100%" style:font-name="S hne" fo:font-size="9.60000038146973pt" fo:letter-spacing="normal" fo:font-style="normal" fo:font-weight="normal" officeooo:paragraph-rsid="0012d029"/>
    </style:style>
    <style:style style:name="P7" style:family="paragraph" style:parent-style-name="Standard">
      <style:paragraph-properties fo:text-align="start" style:justify-single-word="false"/>
      <style:text-properties fo:font-variant="normal" fo:text-transform="none" fo:color="#000000" loext:opacity="100%" style:font-name="S hne" fo:font-size="9.60000038146973pt" fo:letter-spacing="normal" fo:font-style="normal" fo:font-weight="normal" officeooo:paragraph-rsid="0012d029"/>
    </style:style>
    <style:style style:name="P8" style:family="paragraph" style:parent-style-name="Standard">
      <style:paragraph-properties fo:text-align="start" style:justify-single-word="false"/>
      <style:text-properties fo:font-variant="normal" fo:text-transform="none" fo:color="#000000" loext:opacity="100%" style:font-name="S hne" fo:font-size="9.60000038146973pt" fo:letter-spacing="normal" fo:font-style="normal" fo:font-weight="bold" officeooo:rsid="0017eddd" officeooo:paragraph-rsid="0017eddd" style:font-weight-asian="bold" style:font-weight-complex="bold"/>
    </style:style>
    <style:style style:name="P9" style:family="paragraph" style:parent-style-name="Standard">
      <style:paragraph-properties fo:text-align="start" style:justify-single-word="false"/>
      <style:text-properties fo:font-variant="normal" fo:text-transform="none" fo:color="#0a0a23" loext:opacity="100%" style:font-name="Liberation Serif" fo:font-size="13.1999998092651pt" fo:letter-spacing="normal" fo:font-style="normal" fo:font-weight="normal" officeooo:paragraph-rsid="001131ec"/>
    </style:style>
    <style:style style:name="P10" style:family="paragraph" style:parent-style-name="Standard">
      <style:paragraph-properties fo:text-align="start" style:justify-single-word="false"/>
      <style:text-properties fo:font-variant="normal" fo:text-transform="none" fo:color="#000000" loext:opacity="100%" style:font-name="S hne" fo:font-size="9.60000038146973pt" fo:letter-spacing="normal" fo:font-style="normal" fo:font-weight="normal" officeooo:paragraph-rsid="0012d029"/>
    </style:style>
    <style:style style:name="P11" style:family="paragraph" style:parent-style-name="Standard">
      <style:paragraph-properties fo:text-align="start" style:justify-single-word="false"/>
      <style:text-properties fo:font-variant="normal" fo:text-transform="none" fo:color="#000000" loext:opacity="100%" style:font-name="S hne" fo:font-size="9.60000038146973pt" fo:letter-spacing="normal" fo:font-style="normal" fo:font-weight="normal" officeooo:paragraph-rsid="002705cd"/>
    </style:style>
    <style:style style:name="P12" style:family="paragraph" style:parent-style-name="Standard">
      <style:paragraph-properties fo:text-align="start" style:justify-single-word="false"/>
      <style:text-properties fo:font-variant="normal" fo:text-transform="none" fo:color="#000000" loext:opacity="100%" style:font-name="S hne" fo:font-size="9.60000038146973pt" fo:letter-spacing="normal" fo:font-style="normal" fo:font-weight="normal" officeooo:paragraph-rsid="0028aec8"/>
    </style:style>
    <style:style style:name="P13" style:family="paragraph" style:parent-style-name="Standard">
      <style:paragraph-properties fo:text-align="start" style:justify-single-word="false"/>
      <style:text-properties fo:font-variant="normal" fo:text-transform="none" fo:color="#000000" loext:opacity="100%" style:font-name="S hne" fo:font-size="12pt" fo:letter-spacing="normal" fo:font-style="normal" fo:font-weight="bold" officeooo:rsid="002dc1e6" officeooo:paragraph-rsid="002dc1e6"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S hne" fo:font-size="11pt" fo:letter-spacing="normal" fo:font-style="normal" fo:font-weight="bold" officeooo:rsid="001f020d" officeooo:paragraph-rsid="001f020d" style:font-size-asian="11pt" style:font-style-asian="normal" style:font-weight-asian="bold" style:font-size-complex="11pt" style:font-style-complex="normal" style:font-weight-complex="bold"/>
    </style:style>
    <style:style style:name="P15" style:family="paragraph" style:parent-style-name="Standard">
      <style:paragraph-properties fo:text-align="start" style:justify-single-word="false"/>
      <style:text-properties officeooo:paragraph-rsid="0012d029"/>
    </style:style>
    <style:style style:name="P16" style:family="paragraph" style:parent-style-name="Standard">
      <style:paragraph-properties fo:text-align="start" style:justify-single-word="false"/>
      <style:text-properties fo:font-weight="bold" officeooo:rsid="001b7f74" officeooo:paragraph-rsid="001b7f74" style:font-weight-asian="bold" style:font-weight-complex="bold"/>
    </style:style>
    <style:style style:name="P17" style:family="paragraph" style:parent-style-name="Standard">
      <style:paragraph-properties fo:text-align="start" style:justify-single-word="false"/>
      <style:text-properties fo:font-size="12pt" fo:font-weight="bold" officeooo:rsid="0019c17f" officeooo:paragraph-rsid="0019c17f"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ae35d" officeooo:paragraph-rsid="002ae35d"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rsid="001131ec" officeooo:paragraph-rsid="001131e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31ec" officeooo:paragraph-rsid="002ae35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131ec" officeooo:paragraph-rsid="002b86b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ae35d" officeooo:paragraph-rsid="002ae35d" style:font-size-asian="10.5pt" style:font-weight-asian="normal" style:font-size-complex="12pt" style:font-weight-complex="normal"/>
    </style:style>
    <style:style style:name="P23" style:family="paragraph">
      <style:paragraph-properties fo:text-align="center" style:writing-mode="lr-tb"/>
      <style:text-properties fo:color="#ffffff" loext:opacity="100%" fo:font-size="15pt" fo:font-weight="bold" style:font-size-complex="15pt" style:font-weight-complex="bold"/>
    </style:style>
    <style:style style:name="T1" style:family="text">
      <style:text-properties fo:font-size="12pt" fo:font-weight="normal" officeooo:rsid="001131ec" style:font-size-asian="10.5pt" style:font-weight-asian="normal" style:font-size-complex="12pt" style:font-weight-complex="normal"/>
    </style:style>
    <style:style style:name="T2" style:family="text">
      <style:text-properties fo:font-variant="normal" fo:text-transform="none" fo:color="#0a0a23" loext:opacity="100%" style:font-name="Liberation Serif" fo:letter-spacing="normal" fo:font-style="normal" fo:font-weight="normal" loext:padding="0cm" loext:border="none"/>
    </style:style>
    <style:style style:name="T3" style:family="text">
      <style:text-properties fo:font-variant="normal" fo:text-transform="none" fo:color="#0a0a23" loext:opacity="100%" style:font-name="Liberation Serif" fo:font-size="13.1999998092651pt" fo:letter-spacing="normal" fo:font-style="normal" fo:font-weight="normal"/>
    </style:style>
    <style:style style:name="T4" style:family="text">
      <style:text-properties fo:font-variant="normal" fo:text-transform="none" fo:color="#158466" loext:opacity="100%" style:font-name="Liberation Serif" fo:font-size="13.1999998092651pt" fo:letter-spacing="normal" fo:font-style="italic" fo:font-weight="normal" style:font-style-asian="italic" style:font-style-complex="italic"/>
    </style:style>
    <style:style style:name="T5" style:family="text">
      <style:text-properties fo:font-variant="normal" fo:text-transform="none" fo:color="#000000" loext:opacity="100%" style:font-name="S hne" fo:font-size="9.60000038146973pt" fo:letter-spacing="normal" fo:font-style="normal"/>
    </style:style>
    <style:style style:name="T6" style:family="text">
      <style:text-properties fo:font-variant="normal" fo:text-transform="none" fo:color="#000000" loext:opacity="100%" style:font-name="S hne" fo:font-size="9.60000038146973pt" fo:letter-spacing="normal" fo:font-style="normal" officeooo:rsid="001536d5"/>
    </style:style>
    <style:style style:name="T7" style:family="text">
      <style:text-properties fo:font-variant="normal" fo:text-transform="none" fo:color="#000000" loext:opacity="100%" style:font-name="Liberation Serif" fo:font-size="9.60000038146973pt" fo:letter-spacing="normal" fo:font-style="normal" fo:font-weight="normal" loext:padding="0.049cm" loext:border="0.06pt solid #d9d9e3"/>
    </style:style>
    <style:style style:name="T8" style:family="text">
      <style:text-properties fo:font-variant="normal" fo:text-transform="none" fo:color="#000000" loext:opacity="100%" style:font-name="Liberation Serif" fo:font-size="9.60000038146973pt" fo:letter-spacing="normal" fo:font-style="normal" loext:padding="0.049cm" loext:border="0.06pt solid #d9d9e3"/>
    </style:style>
    <style:style style:name="T9" style:family="text">
      <style:text-properties fo:font-variant="normal" fo:text-transform="none" fo:color="#000000" loext:opacity="100%" style:font-name="Liberation Serif" fo:letter-spacing="normal" fo:font-style="normal" loext:padding="0.049cm" loext:border="0.06pt solid #d9d9e3"/>
    </style:style>
    <style:style style:name="T10" style:family="text">
      <style:text-properties officeooo:rsid="0012d029" style:font-size-asian="10.5pt" style:font-weight-asian="normal" style:font-size-complex="12pt" style:font-weight-complex="normal"/>
    </style:style>
    <style:style style:name="T11" style:family="text">
      <style:text-properties fo:color="#000000" loext:opacity="100%"/>
    </style:style>
    <style:style style:name="T12" style:family="text">
      <style:text-properties fo:color="#000000" loext:opacity="100%" officeooo:rsid="0012d029"/>
    </style:style>
    <style:style style:name="T13" style:family="text">
      <style:text-properties fo:font-style="italic" style:font-style-asian="italic" style:font-style-complex="italic"/>
    </style:style>
    <style:style style:name="T14" style:family="text">
      <style:text-properties fo:color="#c9211e" loext:opacity="100%"/>
    </style:style>
    <style:style style:name="T15" style:family="text">
      <style:text-properties fo:color="#c9211e" loext:opacity="100%" fo:font-style="italic" style:font-style-asian="italic" style:font-style-complex="italic"/>
    </style:style>
    <style:style style:name="T16" style:family="text">
      <style:text-properties fo:color="#158466" loext:opacity="100%"/>
    </style:style>
    <style:style style:name="T17" style:family="text">
      <style:text-properties fo:color="#158466" loext:opacity="100%" fo:font-style="italic" style:font-style-asian="italic" style:font-style-complex="italic"/>
    </style:style>
    <style:style style:name="T18" style:family="text">
      <style:text-properties fo:color="#158466" loext:opacity="100%" fo:font-style="italic" fo:font-weight="bold" style:font-style-asian="italic" style:font-weight-asian="bold" style:font-style-complex="italic" style:font-weight-complex="bold"/>
    </style:style>
    <style:style style:name="T19" style:family="text">
      <style:text-properties fo:color="#158466" loext:opacity="100%" fo:font-weight="bold" style:font-weight-asian="bold" style:font-weight-complex="bold"/>
    </style:style>
    <style:style style:name="T20" style:family="text">
      <style:text-properties officeooo:rsid="002421dd"/>
    </style:style>
    <style:style style:name="T21" style:family="text">
      <style:text-properties fo:font-weight="bold" style:font-weight-asian="bold" style:font-weight-complex="bold"/>
    </style:style>
    <style:style style:name="T22" style:family="text">
      <style:text-properties officeooo:rsid="002b86b9"/>
    </style:style>
    <style:style style:name="T23" style:family="text">
      <style:text-properties fo:color="#ffffff" loext:opacity="100%" fo:font-size="15pt" fo:font-weight="bold" style:font-size-complex="15pt" style:font-weight-complex="bold"/>
    </style:style>
    <style:style style:name="gr1" style:family="graphic">
      <style:graphic-properties draw:textarea-horizontal-align="justify" draw:textarea-vertical-align="middle" draw:auto-grow-height="false" fo:min-height="0.97cm" fo:min-width="9.1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 1" draw:style-name="gr1" draw:text-style-name="P23" svg:width="9.254cm" svg:height="1.073cm" svg:x="4.025cm" svg:y="-1.468cm"><text:p text:style-name="P23"><text:span text:style-name="T23">Episode-01 Assignment -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8">Q: What is Difference b/t Library and Framework ?</text:p>
      <text:p text:style-name="P22">A-</text:p>
      <text:p text:style-name="P21"><text:s/>A library provides reusable <text:span text:style-name="T22">[</text:span>functions and components <text:span text:style-name="T22">] </text:span>for specific tasks, </text:p>
      <text:p text:style-name="P20">while framework dictates the <text:span text:style-name="T19">overall structure and flow</text:span> of an application's development process.</text:p>
      <text:p text:style-name="P1"/>
      <text:p text:style-name="P1">Q: What is Async and Defer attribute in Script Tag ?</text:p>
      <text:p text:style-name="P5"><text:span text:style-name="T1">A- <text:s/></text:span><text:span text:style-name="Source_20_Text"><text:span text:style-name="T2">async </text:span></text:span><text:span text:style-name="T3">and </text:span><text:span text:style-name="Source_20_Text"><text:span text:style-name="T2">defer</text:span></text:span><text:span text:style-name="T3">, they help </text:span><text:span text:style-name="T4">improve </text:span><text:span text:style-name="T3">page loading.</text:span></text:p>
      <text:p text:style-name="P9"/>
      <text:p text:style-name="P4">Q: What is differene b/t React and ReactDOM ?</text:p>
      <text:p text:style-name="P2"/>
      <text:p text:style-name="P3"><text:span text:style-name="T10"><text:s/>React- &gt; </text:span><text:span text:style-name="T5">React is the overall </text:span><text:span text:style-name="T6">Library</text:span><text:span text:style-name="T5"> for building </text:span><text:span text:style-name="T6">UI</text:span><text:span text:style-name="T5">,</text:span></text:p>
      <text:p text:style-name="P6"><text:span text:style-name="T11">ReactDOM</text:span><text:span text:style-name="T12">-&gt; </text:span><text:span text:style-name="T11"><text:s/>is a specific part of React that deals with rendering those</text:span></text:p>
      <text:p text:style-name="P7"><text:s text:c="23"/>interfaces to the browser's DOM.</text:p>
      <text:p text:style-name="P6"/>
      <text:p text:style-name="P7"/>
      <text:p text:style-name="P8">Q: Why is React Know as React ?</text:p>
      <text:p text:style-name="P7">React is called "React" because it's designed to make <text:span text:style-name="T20">UI </text:span>that react to changes easily.</text:p>
      <text:p text:style-name="P15"><text:span text:style-name="T7"/></text:p>
      <text:p text:style-name="P17"><text:span text:style-name="T9">Q: What is Difference b/t react.development.js VS react.production.js in CDN ?</text:span></text:p>
      <text:p text:style-name="P16"><text:span text:style-name="T8">A - </text:span></text:p>
      <text:p text:style-name="P7"><text:span text:style-name="T15">react.development.js</text:span> is meant for development with helpful error messages, while <text:span text:style-name="T14">react.production.js </text:span>is optimized for production with minimized code size and stripped error messages.</text:p>
      <text:p text:style-name="P7"/>
      <text:p text:style-name="P14">Q: What is crossorigin in the script tag ?</text:p>
      <text:p text:style-name="P7"/>
      <text:p text:style-name="P7">Cross-origin in script tags refers to <text:span text:style-name="T17">loading and executing </text:span>scripts from a different domain than the one hosting the webpage, which can lead to security and access control issues.</text:p>
      <text:p text:style-name="P7"/>
      <text:p text:style-name="P7"/>
      <text:p text:style-name="P11">Sure, cross-origin in script tags refers to a situation where a web page hosted on one domain attempts to include and execute a script located on a different domain. This can pose security risks because <text:span text:style-name="T17">web browsers have a </text:span><text:span text:style-name="T18">same-origin policy</text:span><text:span text:style-name="T17"> </text:span>that typically restricts web pages from making requests to domains other than the one they originated from. </text:p>
      <text:p text:style-name="P11"/>
      <text:p text:style-name="P12">Cross-origin script execution can lead to potential vulnerabilities like data theft, unauthorized access, and other malicious activities. </text:p>
      <text:p text:style-name="P12"/>
      <text:p text:style-name="P12">To <text:span text:style-name="T21">enable</text:span> such cross-origin requests, proper CORS (Cross-Origin Resource Sharing) headers need to be set on the server-side to indicate that the resource can be accessed by specific domain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Q: What are async and defer <text:s/>?</text:p>
      <text:p text:style-name="P12"/>
      <text:p text:style-name="P12">In React, "async" and "defer" are not specific to React itself but rather attributes used with the `&lt;script&gt;` tag in HTML. </text:p>
      <text:p text:style-name="P12"/>
      <text:p text:style-name="P12">- **Async**: When you use the `async` attribute on a `&lt;script&gt;` tag that includes a React-related script, it means that the script will be downloaded asynchronously while the rest of the page continues to load. This can potentially speed up the initial page load time, but it might also lead to <text:span text:style-name="T17">scripts executing out of order if they have dependencies.</text:span></text:p>
      <text:p text:style-name="P12"/>
      <text:p text:style-name="P12">- **Defer**: The `defer` attribute on a `&lt;script&gt;` tag also <text:span text:style-name="T16">downloads the script asynchronously </text:span>but ensures that the script is executed in the order they appear in the HTML document. This can help prevent issues related to <text:span text:style-name="T16">script order and dependencies.</text:span></text:p>
      <text:p text:style-name="P12"/>
      <text:p text:style-name="P12">Both of these attributes are used to control how external scripts, including those related to React, are loaded and executed in your web p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5:56:30.879217517</meta:creation-date>
    <dc:date>2023-08-07T22:24:26.050681030</dc:date>
    <meta:editing-duration>PT1H37M46S</meta:editing-duration>
    <meta:editing-cycles>24</meta:editing-cycles>
    <meta:generator>LibreOffice/7.3.7.2$Linux_X86_64 LibreOffice_project/30$Build-2</meta:generator>
    <meta:document-statistic meta:table-count="0" meta:image-count="0" meta:object-count="0" meta:page-count="2" meta:paragraph-count="25" meta:word-count="444" meta:character-count="2734" meta:non-whitespace-character-count="2282"/>
  </office:meta>
</office:document-meta>
</file>